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" style:family="paragraph" style:parent-style-name="Quotations">
      <style:paragraph-properties fo:margin-left="1cm" fo:margin-right="1cm" fo:text-indent="0cm" style:auto-text-indent="false"/>
    </style:style>
    <style:style style:name="P7" style:family="paragraph" style:parent-style-name="Quotations">
      <style:paragraph-properties fo:margin-left="1cm" fo:margin-right="1cm" fo:margin-top="0cm" fo:margin-bottom="0cm" style:contextual-spacing="false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55909"/>
    </style:style>
    <style:style style:name="P9" style:family="paragraph" style:parent-style-name="Preformatted_20_Text" style:list-style-name="L9"/>
    <style:style style:name="P10" style:family="paragraph" style:parent-style-name="Preformatted_20_Text" style:list-style-name="L9">
      <style:paragraph-properties fo:margin-top="0cm" fo:margin-bottom="0.499cm" style:contextual-spac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55909" officeooo:paragraph-rsid="00155909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6">
      <style:paragraph-properties fo:margin-left="0cm" fo:margin-right="0cm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155909"/>
    </style:style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margin-top="0cm" fo:margin-bottom="0cm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9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Webmin </text:span>es una herramienta de administración basada en web para sistemas Unix/Linux. Permite a los usuarios configurar y administrar diversos aspectos del sistema sin necesidad de editar archivos de configuración manualmente o utilizar la línea de comandos.</text:p>
      <text:p text:style-name="Horizontal_20_Line"/>
      <text:h text:style-name="P1" text:outline-level="2">🔍 ¿Qué es Webmin?</text:h>
      <text:p text:style-name="P3">Webmin es una interfaz gráfica web que permite gestionar:</text:p>
      <text:list text:style-name="L1">
        <text:list-item>
          <text:p text:style-name="P11">Usuarios y grupos</text:p>
        </text:list-item>
        <text:list-item>
          <text:p text:style-name="P11">Servicios como Apache, DNS, DHCP, FTP</text:p>
        </text:list-item>
        <text:list-item>
          <text:p text:style-name="P11">Configuraciones de red</text:p>
        </text:list-item>
        <text:list-item>
          <text:p text:style-name="P11">Cortafuegos (firewalls)</text:p>
        </text:list-item>
        <text:list-item>
          <text:p text:style-name="P11">Bases de datos (MySQL, PostgreSQL)</text:p>
        </text:list-item>
        <text:list-item>
          <text:p text:style-name="P11">Correo electrónico (Postfix, Sendmail)</text:p>
        </text:list-item>
        <text:list-item>
          <text:p text:style-name="P12">Y muchos otros servicios del sistema</text:p>
        </text:list-item>
      </text:list>
      <text:p text:style-name="P3">Es ideal para administradores que prefieren una interfaz visual o quieren simplificar tareas complejas de administración.</text:p>
      <text:p text:style-name="Horizontal_20_Line"/>
      <text:h text:style-name="P1" text:outline-level="2">🛠️ Utilidad de Webmin</text:h>
      <text:p text:style-name="P3">La utilidad principal de Webmin radica en su capacidad para:</text:p>
      <text:list text:style-name="L2">
        <text:list-item>
          <text:p text:style-name="P13">Simplificar la gestión de sistemas Linux.</text:p>
        </text:list-item>
        <text:list-item>
          <text:p text:style-name="P13">Evitar errores al modificar manualmente archivos de configuración.</text:p>
        </text:list-item>
        <text:list-item>
          <text:p text:style-name="P13">Proporcionar acceso remoto seguro a través de HTTPS.</text:p>
        </text:list-item>
        <text:list-item>
          <text:p text:style-name="P13">Administrar múltiples servidores desde una sola interfaz.</text:p>
        </text:list-item>
        <text:list-item>
          <text:p text:style-name="P14">Soportar una amplia gama de módulos personalizables.</text:p>
        </text:list-item>
      </text:list>
      <text:p text:style-name="Horizontal_20_Line"/>
      <text:h text:style-name="P1" text:outline-level="2">💻 Lenguajes de programación utilizados</text:h>
      <text:p text:style-name="P3">Webmin está desarrollado principalmente en:</text:p>
      <text:list text:style-name="L3">
        <text:list-item>
          <text:p text:style-name="P15"><text:span text:style-name="Strong_20_Emphasis">Perl </text:span>: El lenguaje base en el que se escribió inicialmente.</text:p>
        </text:list-item>
        <text:list-item>
          <text:p text:style-name="P15"><text:span text:style-name="Strong_20_Emphasis">HTML/CSS/JavaScript </text:span>: Para la interfaz web.</text:p>
        </text:list-item>
        <text:list-item>
          <text:p text:style-name="P16">Algunas partes modernas pueden usar otros lenguajes o frameworks ligeros.</text:p>
        </text:list-item>
      </text:list>
      <text:p text:style-name="Horizontal_20_Line"/>
      <text:h text:style-name="P1" text:outline-level="2">📚 Historia de Webmin</text:h>
      <text:list text:style-name="L4">
        <text:list-item>
          <text:p text:style-name="P17"><text:span text:style-name="Strong_20_Emphasis">Creado por Jamie Cameron </text:span>en 1997.</text:p>
        </text:list-item>
        <text:list-item>
          <text:p text:style-name="P17">Originalmente diseñado para facilitar la administración de sistemas Unix.</text:p>
        </text:list-item>
        <text:list-item>
          <text:p text:style-name="P17">En 2001, surgió <text:span text:style-name="Strong_20_Emphasis">Usermin </text:span>, un complemento enfocado en usuarios no root.</text:p>
        </text:list-item>
        <text:list-item>
          <text:p text:style-name="P17">Ha evolucionado con el tiempo, añadiendo nuevos módulos y soporte para más servicios.</text:p>
        </text:list-item>
        <text:list-item>
          <text:p text:style-name="P18"><text:soft-page-break/>Es de código abierto y está disponible bajo licencia BSD.</text:p>
        </text:list-item>
      </text:list>
      <text:p text:style-name="Horizontal_20_Line"/>
      <text:h text:style-name="P1" text:outline-level="2">⚙️ Instalación de Webmin en Ubuntu 24.04 mediante APT</text:h>
      <text:p text:style-name="P8"/>
      <text:p text:style-name="Text_20_body">Aquí tienes el procedimiento paso a paso para instalar Webmin en Ubuntu 24.04 utilizando el gestor de paquetes APT:</text:p>
      <text:list text:style-name="L9">
        <text:list-item>
          <text:p text:style-name="P29"><text:span text:style-name="Strong_20_Emphasis">Actualizar el índice de paquetes</text:span>: Abre una terminal y ejecuta el siguiente comando para asegurarte de que la lista de paquetes de tu sistema está actualizada.</text:p>
          <text:p text:style-name="P31"/>
          <text:p text:style-name="P10"><text:span text:style-name="Source_20_Text">sudo apt update</text:span></text:p>
        </text:list-item>
        <text:list-item>
          <text:p text:style-name="P29"><text:span text:style-name="Strong_20_Emphasis">Instalar dependencias necesarias</text:span>: Webmin requiere algunas dependencias para funcionar correctamente. Instálalas con:</text:p>
          <text:p text:style-name="P31"/>
          <text:p text:style-name="P10"><text:span text:style-name="Source_20_Text">sudo apt install apt-transport-https gnupg2 software-properties-common</text:span></text:p>
        </text:list-item>
        <text:list-item>
          <text:p text:style-name="P29"><text:span text:style-name="Strong_20_Emphasis">Añadir el repositorio de Webmin</text:span>: Para instalar Webmin a través de APT, necesitas añadir su repositorio oficial a tu sistema.</text:p>
          <text:list>
            <text:list-item>
              <text:p text:style-name="P30">Primero, importa la clave GPG del repositorio de Webmin: </text:p>
              <text:p text:style-name="P31"/>
              <text:p text:style-name="P10"><text:span text:style-name="Source_20_Text">wget -qO - http://www.webmin.com/jcameron-key.asc | sudo apt-key add -</text:span></text:p>
            </text:list-item>
            <text:list-item>
              <text:p text:style-name="P30">Luego, añade el repositorio de Webmin a tu lista de fuentes: </text:p>
              <text:p text:style-name="P31"/>
              <text:p text:style-name="P10"><text:span text:style-name="Source_20_Text">sudo add-apt-repository "deb [arch=amd64] http://download.webmin.com/download/repository sarge contrib"</text:span></text:p>
              <text:p text:style-name="P30"><text:span text:style-name="Emphasis">(Nota: Aunque la distribución se llame "sarge", es la que se utiliza para las versiones actuales de Ubuntu).</text:span> </text:p>
            </text:list-item>
          </text:list>
        </text:list-item>
        <text:list-item>
          <text:p text:style-name="P29"><text:span text:style-name="Strong_20_Emphasis">Actualizar el índice de paquetes nuevamente</text:span>: Después de añadir el nuevo repositorio, actualiza el índice de paquetes para incluir los paquetes de Webmin.</text:p>
          <text:p text:style-name="P31"/>
          <text:p text:style-name="P10"><text:span text:style-name="Source_20_Text">sudo apt update</text:span></text:p>
        </text:list-item>
        <text:list-item>
          <text:p text:style-name="P29"><text:span text:style-name="Strong_20_Emphasis">Instalar Webmin</text:span>: Ahora puedes instalar Webmin con el siguiente comando:</text:p>
          <text:p text:style-name="P31"/>
          <text:p text:style-name="P10"><text:span text:style-name="Source_20_Text">sudo apt install webmin</text:span></text:p>
          <text:p text:style-name="P29">Durante la instalación, se te preguntará si deseas continuar. Presiona <text:span text:style-name="Source_20_Text">Y</text:span> y luego <text:span text:style-name="Source_20_Text">Enter</text:span>.</text:p>
        </text:list-item>
        <text:list-item>
          <text:p text:style-name="P29"><text:soft-page-break/><text:span text:style-name="Strong_20_Emphasis">Verificar el estado de Webmin</text:span>: Una vez finalizada la instalación, el servicio de Webmin debería iniciarse automáticamente. Puedes verificar su estado con:</text:p>
          <text:p text:style-name="P31"/>
          <text:p text:style-name="P10"><text:span text:style-name="Source_20_Text">sudo systemctl status webmin</text:span></text:p>
          <text:p text:style-name="P29">Deberías ver un mensaje indicando que el servicio está activo (<text:span text:style-name="Source_20_Text">active (running)</text:span>). Si no lo está, puedes iniciarlo con <text:span text:style-name="Source_20_Text">sudo systemctl start webmin</text:span>.</text:p>
        </text:list-item>
        <text:list-item>
          <text:p text:style-name="P29"><text:span text:style-name="Strong_20_Emphasis">Configurar el cortafuegos (si está activo)</text:span>: Webmin escucha en el puerto <text:span text:style-name="Strong_20_Emphasis">10000</text:span> por defecto. Si tienes un cortafuegos como UFW activado, necesitas permitir el tráfico en este puerto:</text:p>
          <text:p text:style-name="P31"/>
          <text:p text:style-name="P10"><text:span text:style-name="Source_20_Text">sudo ufw allow 10000/tcp</text:span></text:p>
          <text:p text:style-name="P29">Si estás utilizando <text:span text:style-name="Source_20_Text">firewalld</text:span>:</text:p>
          <text:p text:style-name="P31"/>
          <text:p text:style-name="P9"><text:span text:style-name="Source_20_Text">sudo firewall-cmd --permanent --add-port=10000/tcp</text:span></text:p>
          <text:p text:style-name="P10"><text:span text:style-name="Source_20_Text">sudo firewall-cmd --reload</text:span></text:p>
        </text:list-item>
        <text:list-item>
          <text:p text:style-name="P29"><text:span text:style-name="Strong_20_Emphasis">Acceder a Webmin</text:span>: Abre tu navegador web y accede a Webmin utilizando la dirección IP de tu servidor seguida del puerto 10000. Por ejemplo: <text:span text:style-name="Source_20_Text">https://tu_direccion_ip_o_dominio:10000</text:span></text:p>
          <text:p text:style-name="P29">Es posible que recibas una advertencia de seguridad del navegador porque Webmin utiliza un certificado SSL autofirmado por defecto. Puedes proceder aceptando la excepción de seguridad.</text:p>
          <text:p text:style-name="P29">Inicia sesión con tu nombre de usuario y contraseña de root, o con cualquier usuario que tenga privilegios <text:span text:style-name="Source_20_Text">sudo</text:span>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0:41:33.829020060</meta:creation-date>
    <dc:date>2025-05-24T09:37:53.192269099</dc:date>
    <meta:editing-duration>PT7M5S</meta:editing-duration>
    <meta:editing-cycles>3</meta:editing-cycles>
    <meta:generator>LibreOffice/24.2.2.2$Linux_X86_64 LibreOffice_project/d56cc158d8a96260b836f100ef4b4ef25d6f1a01</meta:generator>
    <meta:print-date>2025-05-23T20:43:13.701770214</meta:print-date>
    <meta:printed-by>Archivos PDF</meta:printed-by>
    <meta:document-statistic meta:table-count="0" meta:image-count="0" meta:object-count="0" meta:page-count="3" meta:paragraph-count="59" meta:word-count="639" meta:character-count="4154" meta:non-whitespace-character-count="3607"/>
  </office:meta>
</office:document-meta>
</file>